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c5caf" officeooo:paragraph-rsid="000c5caf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b4da2" officeooo:paragraph-rsid="0009567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b4da2" officeooo:paragraph-rsid="000b4da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b4da2" officeooo:paragraph-rsid="001679b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c5caf" officeooo:paragraph-rsid="000c5ca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fcd8c" officeooo:paragraph-rsid="000fcd8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12de7" officeooo:paragraph-rsid="00112de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312f6" officeooo:paragraph-rsid="001312f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679b8" officeooo:paragraph-rsid="001679b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8aef0" officeooo:paragraph-rsid="0018aef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a87e4" officeooo:paragraph-rsid="001a87e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b4da2" officeooo:paragraph-rsid="00095673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bold" officeooo:rsid="001312f6" officeooo:paragraph-rsid="0009567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c5caf" officeooo:paragraph-rsid="000c5caf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679b8" officeooo:paragraph-rsid="001679b8" style:font-size-asian="10.5pt" style:font-weight-asian="bold" style:font-size-complex="12pt" style:font-weight-complex="bold"/>
    </style:style>
    <style:style style:name="T1" style:family="text">
      <style:text-properties fo:font-weight="normal" officeooo:rsid="001312f6" style:font-weight-asian="normal" style:font-weight-complex="normal"/>
    </style:style>
    <style:style style:name="T2" style:family="text">
      <style:text-properties fo:font-weight="normal" officeooo:rsid="000c5caf" style:font-weight-asian="normal" style:font-weight-complex="normal"/>
    </style:style>
    <style:style style:name="T3" style:family="text">
      <style:text-properties officeooo:rsid="000c5caf"/>
    </style:style>
    <style:style style:name="T4" style:family="text">
      <style:text-properties officeooo:rsid="000fcd8c"/>
    </style:style>
    <style:style style:name="T5" style:family="text">
      <style:text-properties officeooo:rsid="0010de3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642f1" style:font-weight-asian="bold" style:font-weight-complex="bold"/>
    </style:style>
    <style:style style:name="T8" style:family="text">
      <style:text-properties officeooo:rsid="001312f6"/>
    </style:style>
    <style:style style:name="T9" style:family="text">
      <style:text-properties officeooo:rsid="001642f1"/>
    </style:style>
    <style:style style:name="T10" style:family="text">
      <style:text-properties officeooo:rsid="0018aef0"/>
    </style:style>
    <style:style style:name="T11" style:family="text">
      <style:text-properties officeooo:rsid="001a87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CP</text:p>
      <text:p text:style-name="P13"/>
      <text:p text:style-name="P12">* <text:span text:style-name="T8">important questions</text:span></text:p>
      <text:p text:style-name="P12"/>
      <text:p text:style-name="P2"><text:span text:style-name="T3">1. </text:span><text:span text:style-name="T6">Define Array*</text:span>. Explain declaration and initialization of one dimensional and two dimensional array.</text:p>
      <text:p text:style-name="P2"><text:span text:style-name="T3">2. </text:span><text:span text:style-name="T6">Define function*</text:span>. Explain the three elements of user defined functions.</text:p>
      <text:p text:style-name="P4"><text:span text:style-name="T3">3. </text:span><text:span text:style-name="T7">Define string. </text:span><text:span text:style-name="T6">Explain the string handling functions with syntax and example*</text:span></text:p>
      <text:p text:style-name="P7">4 <text:span text:style-name="T6">Explain the categories of function with suitable diagrams (any 3)*</text:span></text:p>
      <text:p text:style-name="P7">5. <text:span text:style-name="T8">Bubble sort program</text:span></text:p>
      <text:p text:style-name="P8">6. <text:span text:style-name="T9">S</text:span>election sort program</text:p>
      <text:p text:style-name="P8">7 Explain the <text:span text:style-name="T10">difference between </text:span>gets() <text:span text:style-name="T10">and</text:span> scanf() function. How is getchar() different from gets()</text:p>
      <text:p text:style-name="P8"/>
      <text:p text:style-name="P12"><text:span text:style-name="T1">8</text:span><text:span text:style-name="T2">. </text:span>Error analysis</text:p>
      <text:p text:style-name="P5">i. int <text:s/>= {6, 8, 9, 10};</text:p>
      <text:p text:style-name="P5">ii. char name[10] = {‘6’, ‘1’, ‘R’, A, H, U, L};</text:p>
      <text:p text:style-name="P5">iii. Float avgs[5] = {6.88, 12.34, 34.35, 12.008};</text:p>
      <text:p text:style-name="P5">iv. int array{3} = [51 20 43];</text:p>
      <text:p text:style-name="P5">v. char city[8] = “Belgaum”;</text:p>
      <text:p text:style-name="P5"/>
      <text:p text:style-name="P14">Error analysis</text:p>
      <text:p text:style-name="P5">i. int number[ ] = {0,0,0,0,0,};</text:p>
      <text:p text:style-name="P5">ii. float item[3] [2] = {0,1,2,3,4,5};</text:p>
      <text:p text:style-name="P5">iii. char word[ ] = {‘A’, ‘R’, ‘R’, ‘A’, ‘Y’};</text:p>
      <text:p text:style-name="P5">iv int m[2,4] = {(0,0,0,0) (1,1,1,1)};</text:p>
      <text:p text:style-name="P5"/>
      <text:p text:style-name="P5">which of the following initialization statements are correct?</text:p>
      <text:p text:style-name="P5">i. char str [4] = “good”;</text:p>
      <text:p text:style-name="P5">ii. char str2 [ ] = “C”;</text:p>
      <text:p text:style-name="P5">iii. char str3 [5] = “Moon”;</text:p>
      <text:p text:style-name="P6">iv. char <text:span text:style-name="T5">str4 </text:span>[ ] = {‘S’, ‘U’, ‘N’}</text:p>
      <text:p text:style-name="P5">v. char str<text:span text:style-name="T5">5</text:span><text:span text:style-name="T4"> [10] = “Sun”;</text:span></text:p>
      <text:p text:style-name="P5"/>
      <text:p text:style-name="P11">what happens when an array with a specified size is assigned</text:p>
      <text:p text:style-name="P11">i. with values fewer than the specified size; and</text:p>
      <text:p text:style-name="P11">ii. with values more than the specified size.</text:p>
      <text:p text:style-name="P3"/>
      <text:p text:style-name="P15">PROGRAMS <text:span text:style-name="T11">not sure (binary search based program may appear)</text:span></text:p>
      <text:p text:style-name="P9"><text:span text:style-name="T10">1. </text:span>prime numbers program</text:p>
      <text:p text:style-name="P9"><text:span text:style-name="T10">2. </text:span>Armstrong number program </text:p>
      <text:p text:style-name="P9"><text:span text:style-name="T10">3. </text:span>factorial using functions (nCr and nPr)</text:p>
      <text:p text:style-name="P10">4. Read n integers into array and</text:p>
      <text:p text:style-name="P10">i. find sum of odd numbers</text:p>
      <text:p text:style-name="P10">ii. find the sum of even numbers</text:p>
      <text:p text:style-name="P10">iii. find average of all numbers</text:p>
      <text:p text:style-name="P11">5. Binary search progra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2T14:59:03.737558864</meta:creation-date>
    <meta:editing-duration>PT14M33S</meta:editing-duration>
    <meta:editing-cycles>7</meta:editing-cycles>
    <meta:generator>LibreOffice/7.0.4.2$Linux_X86_64 LibreOffice_project/dcf040e67528d9187c66b2379df5ea4407429775</meta:generator>
    <dc:date>2021-03-12T16:56:22.453822896</dc:date>
    <meta:document-statistic meta:table-count="0" meta:image-count="0" meta:object-count="0" meta:page-count="1" meta:paragraph-count="38" meta:word-count="270" meta:character-count="1512" meta:non-whitespace-character-count="1278"/>
  </office:meta>
</office:document-meta>
</file>